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line-height="120%"/>
      <style:text-properties style:font-name="Times" fo:font-size="24.0pt"/>
    </style:style>
    <style:style style:name="TableColumn1" style:family="table-column">
      <style:table-column-properties style:column-width="3.4625in" style:rel-column-width="32767*"/>
    </style:style>
  </office:automatic-styles>
  <office:body>
    <office:text>
      <text:p text:style-name="P1"/>
      <text:p text:style-name="P1"/>
      <text:p text:style-name="P1"/>
      <text:p text:style-name="P1">Wir bauen ein 3d-Audio-Interface </text:p>
      <text:p text:style-name="P1"/>
      <text:p text:style-name="P1">Beschallung im 20. Jahrhundert sollte mehr sein als Stereo. Da Musik vorwiegend in Stereo produziert wird ist das Ziel unseres Produkts eine möglichst einfach verständliche Möglichkeit zu bieten, diese in einer Mehr-Lautsprecher-Anordnung (automatisiert) zu bewegen.</text:p>
      <text:p text:style-name="P1">Durch diese Möglichkeit wird das ein-dimensionale Klangbild Stereo (links/rechts) um eine zweite Dimension (vorne/hinten) bereichert. Für die spätere Entwicklung ist auch die dritte Dimension (oben/unten) geplant. Das Verfahren zur Verräumlichung nennt heißt Ambisonic.</text:p>
      <text:p text:style-name="P1">Das Problem bisher besteht in der Komplexität der Thematik, der Kompatibilität zu den Veranstaltungs- und Präsentationsumgebungen und der aufwändigen Konfiguration in der Musikproduktion. Diese Probleme werden folgendermaßen gelöst:</text:p>
      <text:p text:style-name="P1">- Die Komplexität wird durch unsere Software auf einem Server (entweder im DJ-Mixer-Controller (standalone) oder extern (more Power)) vor dem Nutzer verborgen und durch das selbsterklärende Interfacedesign trivialisiert. Gestützt wird das Produkt durch eine detailierte Dokumentation im Github Repository.</text:p>
      <text:p text:style-name="P1">- Die kompatibilität wird durch die Möglichkeit der Modus-Umschaltung am Motioncontroller gewährleistet. Damit kann jeder der 4 Kanäle zu mono, Stereo oder Ambisonic konfiguriert werden.</text:p>
      <text:p text:style-name="P1">- Die aufwändige Anpassung der Musikproduktionsumgebung entfällt ebenfalls, da unser System iun der Lage ist Stereo zu konvertieren.</text:p>
      <text:p text:style-name="P1"/>
      <text:p text:style-name="P1">Die Zielgruppe sind Musiker, Produzenten, Musikclubbetreiber, Kulturstätten und Technikverleiher. Die Preisgestaltung orientiert sich an dem aktuellen (quasi-) Industriestandart Allen &amp; Heath Xone 92 oder Pioneer DJM 900 (~ € 2000,-)</text:p>
      <text:p text:style-name="P1"/>
      <text:p text:style-name="P1">Aktuell ist der Entwicklungsstand kurz vor fertigstellung des Prototyps.</text:p>
      <text:p text:style-name="P1"/>
      <text:p text:style-name="P1"/>
      <text:p text:style-name="P1"/>
      <text:p text:style-name="P1">Dazu bauen wir zwei Hardware-Controller welche im folgenden erläutert werden:</text:p>
      <text:p text:style-name="P1"/>
      <text:p text:style-name="P1">1. Der DJ-Mixer-Controller</text:p>
      <text:p text:style-name="P1">- Sieht aus wie ein DJ-Mixer</text:p>
      <text:p text:style-name="P1">- Hat 4-Stereo Eingänge ausgelegt als Cinch-Buchsen</text:p>
      <text:p text:style-name="P1">- Hat 5.1 Ausgänge ausgelegt als XLRm (5 Lautsprecher und Subwoofer)</text:p>
      <text:p text:style-name="P1">- Hat 1 Kopfhörerausgang als 6.3mm Klinke</text:p>
      <text:p text:style-name="P1"/>
      <text:p text:style-name="P1">2. Der Motion-Controller</text:p>
      <text:p text:style-name="P1">- Hat ein Touchdisplay zur Anzeige und Steuerung der Bewegung der vier Stereokanäle vom DJ-Mixer-Controller</text:p>
      <text:p text:style-name="P1">- Hat 8 Drehpotis, 4 zum Einstellen der Stereobreite pro Kanal und 4 zum Einstellen des Reverb-Anteils pro Kanal</text:p>
      <text:p text:style-name="P1">- Hat 4 drehbare Encoder zum Einstellen des Tonmodus (mono, Stereo, 3d), welche gedrückt werden können um die Aufnahme von Touchdisplay Fingerbewegung zu starten (Editmode).</text:p>
      <text:p text:style-name="P1">- Hat 4 Knöpfe pro Kanal, welche zum abspeichern (langer Druck) und widergeben (kurzer Druck) von Bewegung aus dem Editmode dienen.</text:p>
      <text:p text:style-name="P1"/>
      <text:p text:style-name="P1"/>
      <text:p text:style-name="P1"/>
      <text:p text:style-name="P1">Ziel unseres Produkts ist es, Audio Beschallung in einer Lautsprecheranordnung mit mindestens 4 im Kreis angeordneten Lautsprechern, zu ermöglichen. Dazu entwickeln wir zwei Hardwarecontroller welche vom Nutzer als DJ-Mixer und Effektgerät verstanden werden soll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